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margin-left="2.491cm" fo:margin-right="0cm" fo:text-indent="-0.635cm" style:auto-text-indent="false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214107035890792071" text:style-name="L1">
        <text:list-item>
          <text:p text:style-name="P1">Statement of Claim</text:p>
          <text:list>
            <text:list-item>
              <text:p text:style-name="P2">Plead 31USC3112 showing gold + silver = currency (see <text:a xlink:type="simple" xlink:href="../../../../MISC%20-%20Public%20Docs/PP%20-%20Proof%20of%20Law%20in%20Common%20Law%20Courts,%20October%201999,%20IBA.PDF">PP - Proof of Law in Common Law Courts, October 1999, IBA.PDF</text:a>)</text:p>
              <text:list>
                <text:list-item>
                  <text:p text:style-name="P2">"To help the judge ascertain foreign law, the party alleging its application is required to prove it as a fact by introducing evidence as to its content and effect through an expert's report or viva voce evidence, or both (ie, expert witness - <text:a xlink:type="simple" xlink:href="http://mexlaw.ca/">http://mexlaw.ca/</text:a> ?)</text:p>
                </text:list-item>
              </text:list>
            </text:list-item>
            <text:list-item>
              <text:p text:style-name="P2">Plead 31USC5132 showing simultaneous numismatic and legal tender</text:p>
            </text:list-item>
            <text:list-item>
              <text:p text:style-name="P2">Plead Mexico Currency law on gold+silver Libertad and coversion to pesos</text:p>
            </text:list-item>
          </text:list>
        </text:list-item>
        <text:list-item>
          <text:p text:style-name="P1">Plead fraud</text:p>
        </text:list-item>
        <text:list-item>
          <text:p text:style-name="P1">Claim declaration that the 4 individuals were not acting as part of their employment</text:p>
        </text:list-item>
        <text:list-item>
          <text:p text:style-name="P1">Plead Criminal Organization CC 467.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7M45S</meta:editing-duration>
    <meta:editing-cycles>3</meta:editing-cycles>
    <meta:generator>OpenOffice/4.0.1$Win32 OpenOffice.org_project/401m5$Build-9714</meta:generator>
    <dc:date>2017-01-26T19:40:45.31</dc:date>
    <meta:document-statistic meta:table-count="0" meta:image-count="0" meta:object-count="0" meta:page-count="1" meta:paragraph-count="8" meta:word-count="117" meta:character-count="684"/>
    <dc:creator>Radu Hociung</dc:creator>
    <meta:user-defined meta:name="Info 1"/>
    <meta:user-defined meta:name="Info 2"/>
    <meta:user-defined meta:name="Info 3"/>
    <meta:user-defined meta:name="Info 4"/>
  </office:meta>
</office:document-meta>
</file>